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накала, V</text:p>
          </table:table-cell>
          <table:table-cell office:value-type="float" office:value="2.29" calcext:value-type="float">
            <text:p>2.29</text:p>
          </table:table-cell>
          <table:table-cell table:number-columns-repeated="2"/>
          <table:table-cell office:value-type="float" office:value="2.62" calcext:value-type="float">
            <text:p>2.62</text:p>
          </table:table-cell>
          <table:table-cell table:number-columns-repeated="3"/>
          <table:table-cell office:value-type="float" office:value="2.94" calcext:value-type="float">
            <text:p>2.94</text:p>
          </table:table-cell>
          <table:table-cell/>
        </table:table-row>
        <table:table-row table:style-name="ro1">
          <table:table-cell office:value-type="string" calcext:value-type="string">
            <text:p>Vкатод-сетка, V</text:p>
          </table:table-cell>
          <table:table-cell office:value-type="string" calcext:value-type="string">
            <text:p>I_анод, mV / 100kOhm</text:p>
          </table:table-cell>
          <table:table-cell table:number-columns-repeated="8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9.6" calcext:value-type="float">
            <text:p>9.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2.14" calcext:value-type="float">
            <text:p>2.14</text:p>
          </table:table-cell>
          <table:table-cell office:value-type="float" office:value="13.11" calcext:value-type="float">
            <text:p>13.11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2.31" calcext:value-type="float">
            <text:p>2.31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2.55" calcext:value-type="float">
            <text:p>2.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.12" calcext:value-type="float">
            <text:p>3.12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office:value-type="float" office:value="2.03" calcext:value-type="float">
            <text:p>2.03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.96" calcext:value-type="float">
            <text:p>2.96</text:p>
          </table:table-cell>
          <table:table-cell table:number-columns-repeated="2"/>
          <table:table-cell office:value-type="float" office:value="2.85" calcext:value-type="float">
            <text:p>2.85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float" office:value="2.15" calcext:value-type="float">
            <text:p>2.1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38" calcext:value-type="float">
            <text:p>2.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95" calcext:value-type="float">
            <text:p>1.9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office:value-type="float" office:value="2.41" calcext:value-type="float">
            <text:p>2.41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26" calcext:value-type="float">
            <text:p>1.26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.24" calcext:value-type="float">
            <text:p>1.24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8.15" calcext:value-type="float">
            <text:p>8.15</text:p>
          </table:table-cell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office:value-type="float" office:value="7.1" calcext:value-type="float">
            <text:p>7.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office:value-type="float" office:value="8.2" calcext:value-type="float">
            <text:p>8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office:value-type="float" office:value="9.3" calcext:value-type="float">
            <text:p>9.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Vmax, V</text:p>
          </table:table-cell>
          <table:table-cell office:value-type="string" calcext:value-type="string">
            <text:p>Vmin</text:p>
          </table:table-cell>
          <table:table-cell table:number-columns-repeated="6"/>
          <table:table-cell office:value-type="float" office:value="10.2" calcext:value-type="float">
            <text:p>10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</table:table-row>
      </table:table>
      <table:named-expressions/>
      <table:database-ranges>
        <table:database-range table:name="__Anonymous_Sheet_DB__0" table:target-range-address="Sheet1.A3:Sheet1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2:26:02.805728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25:53.059541838</meta:creation-date>
    <dc:date>2024-11-06T14:07:17.819406144</dc:date>
    <meta:editing-duration>PT1H38M54S</meta:editing-duration>
    <meta:editing-cycles>4</meta:editing-cycles>
    <meta:generator>LibreOffice/24.2.4.2$Linux_X86_64 LibreOffice_project/420$Build-2</meta:generator>
    <meta:document-statistic meta:table-count="1" meta:cell-count="154" meta:object-count="0"/>
  </office:meta>
</office:document-meta>
</file>